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dbf" officeooo:paragraph-rsid="001b7dbf"/>
    </style:style>
    <style:style style:name="P2" style:family="paragraph" style:parent-style-name="Standard">
      <style:text-properties officeooo:rsid="001bf61e" officeooo:paragraph-rsid="001bf61e"/>
    </style:style>
    <style:style style:name="T1" style:family="text">
      <style:text-properties officeooo:rsid="001bf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I create container and in container I create row </text:p>
      <text:p text:style-name="P1">and in row I create two div for desktop version its col-1 and the other is col-11</text:p>
      <text:p text:style-name="P1">in col-11 I create header and in header I create two div for desktop version its col-2 and col-10</text:p>
      <text:p text:style-name="P1">a col-2 is a side of a header and in col-10 I make row and in that row I create three div for desktop version each div is col-12 and in first div is a navup and the second div is navbar and third div is navdown</text:p>
      <text:p text:style-name="P1">and the<text:span text:style-name="T1">n</text:span> in col-11 I create main and in main I make div for title in desktop version its col-12</text:p>
      <text:p text:style-name="P1">and then I create <text:span text:style-name="T1">row and in row I create two div of col-6 and in each div I create another div for pictures</text:span></text:p>
      <text:p text:style-name="P2">and then I in main I create another two div for title and pic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4:51:44.888262446</meta:creation-date>
    <dc:date>2019-11-26T16:00:50.615772992</dc:date>
    <meta:editing-duration>PT1H9M6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7" meta:word-count="151" meta:character-count="712" meta:non-whitespace-character-count="567"/>
  </office:meta>
</office:document-meta>
</file>